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ampleConnectionFactory.ExampleConnectionFactory( ConnectionFactory target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ConnectionFactoryUnitTests.shouldDelegateUnwrapWithoutImplemen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ConnectionFactoryUnitTests.shouldDelegate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